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Shorthand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1021"/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style-name="ce3" office:value-type="string" calcext:value-type="string">
            <text:p>Stand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style-name="ce3" office:value-type="string" calcext:value-type="string">
            <text:p>Rainbow Fo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</text:p>
          </table:table-cell>
          <table:table-cell table:style-name="ce3" office:value-type="string" calcext:value-type="string">
            <text:p>Cold Fo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</text:p>
          </table:table-cell>
          <table:table-cell table:style-name="ce3" office:value-type="string" calcext:value-type="string">
            <text:p>Gold Cold Foil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 style:data-style-name="N2" text:time-value="11:58:07.3672840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2-19T11:58:42.328576416</dc:date>
    <meta:editing-duration>PT9M51S</meta:editing-duration>
    <meta:editing-cycles>5</meta:editing-cycles>
    <meta:generator>LibreOffice/7.2.5.2$MacOSX_X86_64 LibreOffice_project/499f9727c189e6ef3471021d6132d4c694f357e5</meta:generator>
    <meta:document-statistic meta:table-count="1" meta:cell-count="10" meta:object-count="0"/>
  </office:meta>
</office:document-meta>
</file>